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8236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8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2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1" office:value-type="string">
            <text:p>2. “problem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problem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user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problem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</text:span><text:span text:style-name="T8">login</text:span></text:p>
          </table:table-cell>
          <table:table-cell table:style-name="ce21" office:value-type="string">
            <text:p>2. “problem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după nume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</text:span><text:span text:style-name="T5">toZ”)</text:span></text:p>
            <text:p><text:span text:style-name="T5">5.Verificare afișare produse în ordine </text:span><text:span text:style-name="T5">crescătoare alfabetic după 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Default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după nume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</text:span><text:span text:style-name="T5">to A”)</text:span></text:p>
            <text:p><text:span text:style-name="T5">5.Verificare afișare produse în ordine des </text:span><text:span text:style-name="T5">crescătoare alfabetic după 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nu sunt afișate în ordine alfabetică descrescătoare după nume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2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după preț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</text:span><text:span text:style-name="T5">high”)</text:span></text:p>
            <text:p><text:span text:style-name="T5">5.Verificare afișare produse în ordine </text:span><text:span text:style-name="T5">crescătoare 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nu sunt afișate în ordine crescătoare după preț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3</text:p>
          </table:table-cell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după preț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</text:span><text:span text:style-name="T5">to low”)</text:span></text:p>
            <text:p><text:span text:style-name="T5">5.Verificare afișare produse în ordine des </text:span><text:span text:style-name="T5">crescătoare după 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nu sunt afișate în ordine descrescătoare după preț</text:p>
          </table:table-cell>
          <table:table-cell table:style-name="ce23" office:value-type="string">
            <text:p>Fail</text:p>
          </table:table-cell>
          <table:table-cell table:style-name="ce25" office:value-type="string">
            <text:p>BUG-004</text:p>
          </table:table-cell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</text:span><text:span text:style-name="T5">produs</text:span></text:p>
            <text:p><text:span text:style-name="T5">4. Verificare transformare buton “Add to cart” </text:span><text:span text:style-name="T5">in 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către pagina produsului prin </text:span><text:span text:style-name="T3">click pe 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agina individuală a produsului se încarcă, însă produsul nu este afisat corec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5</text:p>
          </table:table-cell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către pagina produsului prin </text:span><text:span text:style-name="T3">click pe 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agina individuală a produsului se încarcă, însă produsul nu este afisat corec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5</text:p>
          </table:table-cell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denumi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nu corespunde produsului selectat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6</text:p>
          </table:table-cell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imagin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Este afișată o imagine, dar nu corespunde produsului selectat.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7</text:p>
          </table:table-cell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descrie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afișată este un mesaj fără legătură, care nu reflectă produsul selectat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8</text:p>
          </table:table-cell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țul afișat pe pagina individuală este diferit de cel din pagina principală</text:p>
          </table:table-cell>
          <table:table-cell table:style-name="ce24" office:value-type="string">
            <text:p>Fail</text:p>
          </table:table-cell>
          <table:table-cell table:style-name="ce25" office:value-type="string">
            <text:p>BUG-009</text:p>
          </table:table-cell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produs în coș din pagina </text:span><text:span text:style-name="T3">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</text:span><text:span text:style-name="T5">in 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produs din coș din pagina </text:span><text:span text:style-name="T3">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</text:span><text:span text:style-name="T8">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/>
          <table:table-cell table:style-name="ce24" office:value-type="string">
            <text:p>Blocked</text:p>
          </table:table-cell>
          <table:table-cell table:style-name="ce26" office:value-type="string">
            <text:p>BUG-006</text:p>
          </table:table-cell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înapoi către pagina 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/>
          <table:table-cell table:style-name="ce24" office:value-type="string">
            <text:p>Blocked</text:p>
          </table:table-cell>
          <table:table-cell table:style-name="ce26" office:value-type="string">
            <text:p>BUG-006</text:p>
          </table:table-cell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înapoi la pagina cu 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</text:span><text:span text:style-name="T5">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Pagina coșului este goală (blank), fără niciun conținut afișat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produs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cumpărături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pe butonul „Continue Shopping”</text:span></text:p>
            <text:p><text:span text:style-name="T8">7. Așteptare afișare pagină principală cu </text:span><text:span text:style-name="T8">butonul de sortare 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butonul „Continue” cu toate </text:span><text:span text:style-name="T3">câmpurile 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La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“ ”, “”, “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butonul „Continue” fără </text:span><text:span text:style-name="T6">completarea câmpului 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/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butonul „Continue” fără </text:span><text:span text:style-name="T4">completarea câmpului 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 office:value-type="string">
            <text:p>Mesajul de eroare nu poate fi afisat.</text:p>
          </table:table-cell>
          <table:table-cell table:style-name="ce24" office:value-type="string">
            <text:p>Fail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butonul „Continue” fără </text:span><text:span text:style-name="T7">completarea câmpului 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butonul „Continue” cu toate </text:span><text:span text:style-name="T7">câmpurile completate 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către pagina individuală a </text:span><text:span text:style-name="T3">produsului prin click pe 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comandă prin butonul 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comandă prin click pe </text:span><text:span text:style-name="T3">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funcționalitate buton „Back </text:span><text:span text:style-name="T7">Home” care redirecționează către pagina </text:span><text:span text:style-name="T7">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</text:span><text:span text:style-name="T8">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/>
          <table:table-cell table:style-name="ce24" office:value-type="string">
            <text:p>Blocked</text:p>
          </table:table-cell>
          <table:table-cell table:style-name="ce26" office:value-type="string">
            <text:p>BUG-010</text:p>
          </table:table-cell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7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8" office:value-type="string">
            <text:p>Total tests</text:p>
          </table:table-cell>
          <table:table-cell table:style-name="ce28" office:value-type="string">
            <text:p>Nb of Pass test</text:p>
          </table:table-cell>
          <table:table-cell table:style-name="ce28" office:value-type="string">
            <text:p>Nb of Failed test</text:p>
          </table:table-cell>
          <table:table-cell table:style-name="ce28" office:value-type="string">
            <text:p>Nb. Of Blocked tests</text:p>
          </table:table-cell>
          <table:table-cell table:style-name="ce28" office:value-type="string">
            <text:p>Total test covered</text:p>
          </table:table-cell>
          <table:table-cell table:style-name="ce28" office:value-type="string">
            <text:p>Blocked Tests%</text:p>
          </table:table-cell>
          <table:table-cell table:style-name="ce28" office:value-type="string">
            <text:p>Failed test%</text:p>
          </table:table-cell>
          <table:table-cell table:style-name="ce28" office:value-type="string">
            <text:p>Pass test %</text:p>
          </table:table-cell>
          <table:table-cell table:style-name="ce28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9" table:formula="of:=COUNTIF([$TestCases.B2:.B59];&quot;*&quot;)" office:value-type="float" office:value="0">
            <text:p>0</text:p>
          </table:table-cell>
          <table:table-cell table:style-name="ce29" table:formula="of:=COUNTIF([$TestCases.I2:.O59];&quot;Pass&quot;)" office:value-type="float" office:value="15">
            <text:p>15</text:p>
          </table:table-cell>
          <table:table-cell table:style-name="ce29" table:formula="of:=COUNTIF([$TestCases.I2:.I59];&quot;Fail&quot;)" office:value-type="float" office:value="10">
            <text:p>10</text:p>
          </table:table-cell>
          <table:table-cell table:style-name="ce29" table:formula="of:=COUNTIF([$TestCases.I2:.I59];&quot;Blocked&quot;)" office:value-type="float" office:value="8">
            <text:p>8</text:p>
          </table:table-cell>
          <table:table-cell table:style-name="ce29" table:formula="of:=[.B2]+[.C2]" office:value-type="float" office:value="25">
            <text:p>25</text:p>
          </table:table-cell>
          <table:table-cell table:style-name="ce30" table:formula="of:=([.D2]/[.A2])*100" office:value-type="float" office:value="0">
            <text:p>#DIV/0!</text:p>
          </table:table-cell>
          <table:table-cell table:style-name="ce31" table:formula="of:=([.C2]/[.A2])*100" office:value-type="float" office:value="0">
            <text:p>#DIV/0!</text:p>
          </table:table-cell>
          <table:table-cell table:style-name="ce30" table:formula="of:=([.B2]/[.A2])*100" office:value-type="float" office:value="0">
            <text:p>#DIV/0!</text:p>
          </table:table-cell>
          <table:table-cell table:style-name="ce32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26">05/26/2025</text:date>, <text:time>20:3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26T20:33:52.06</dc:date>
    <dc:creator>Alexandra Felecan</dc:creator>
    <meta:generator>OpenOffice/4.1.15$Win32 OpenOffice.org_project/4115m2$Build-9813</meta:generator>
    <meta:editing-duration>PT4H10M58S</meta:editing-duration>
    <meta:editing-cycles>16</meta:editing-cycles>
    <meta:document-statistic meta:table-count="2" meta:cell-count="247" meta:object-count="0"/>
  </office:meta>
</office:document-meta>
</file>